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tyle="italic" officeooo:rsid="001e4c1d" officeooo:paragraph-rsid="001e4c1d" style:font-style-asian="italic" style:font-style-complex="italic"/>
    </style:style>
    <style:style style:name="P2" style:family="paragraph" style:parent-style-name="Standard" style:list-style-name="L1">
      <style:text-properties fo:font-style="italic" officeooo:rsid="001e97a2" officeooo:paragraph-rsid="001e97a2" style:font-style-asian="italic" style:font-style-complex="italic"/>
    </style:style>
    <style:style style:name="P3" style:family="paragraph" style:parent-style-name="Standard" style:list-style-name="L1">
      <style:text-properties fo:font-style="italic" officeooo:rsid="001ee6f9" officeooo:paragraph-rsid="001ee6f9" style:font-style-asian="italic" style:font-style-complex="italic"/>
    </style:style>
    <style:style style:name="P4" style:family="paragraph" style:parent-style-name="Standard" style:list-style-name="L1">
      <style:text-properties fo:font-style="italic" officeooo:rsid="00204d26" officeooo:paragraph-rsid="00204d26" style:font-style-asian="italic" style:font-style-complex="italic"/>
    </style:style>
    <style:style style:name="P5" style:family="paragraph" style:parent-style-name="Standard">
      <style:text-properties fo:font-style="italic" officeooo:rsid="00204d26" officeooo:paragraph-rsid="00204d26" style:font-style-asian="italic" style:font-style-complex="italic"/>
    </style:style>
    <style:style style:name="P6" style:family="paragraph" style:parent-style-name="Standard" style:list-style-name="L1">
      <style:text-properties fo:font-style="italic" officeooo:rsid="002174b9" officeooo:paragraph-rsid="002174b9" style:font-style-asian="italic" style:font-style-complex="italic"/>
    </style:style>
    <style:style style:name="P7" style:family="paragraph" style:parent-style-name="Standard" style:list-style-name="L1">
      <style:text-properties officeooo:rsid="00204d26" officeooo:paragraph-rsid="00204d26"/>
    </style:style>
    <style:style style:name="P8" style:family="paragraph" style:parent-style-name="Standard" style:list-style-name="L1">
      <style:text-properties officeooo:rsid="002174b9" officeooo:paragraph-rsid="002174b9"/>
    </style:style>
    <style:style style:name="P9" style:family="paragraph" style:parent-style-name="Standard" style:list-style-name="L1">
      <style:text-properties officeooo:rsid="002285a3" officeooo:paragraph-rsid="002285a3"/>
    </style:style>
    <style:style style:name="P10" style:family="paragraph" style:parent-style-name="Standard" style:list-style-name="L1">
      <style:text-properties officeooo:rsid="00235088" officeooo:paragraph-rsid="00235088"/>
    </style:style>
    <style:style style:name="P11" style:family="paragraph" style:parent-style-name="Standard" style:list-style-name="L1">
      <style:text-properties officeooo:rsid="00248f37" officeooo:paragraph-rsid="00248f37"/>
    </style:style>
    <style:style style:name="P12" style:family="paragraph" style:parent-style-name="Header">
      <style:text-properties fo:font-weight="bold" officeooo:rsid="001e4c1d" officeooo:paragraph-rsid="001e4c1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6730242" text:style-name="L1">
        <text:list-item>
          <text:p text:style-name="P1">C</text:p>
        </text:list-item>
        <text:list-item>
          <text:p text:style-name="P1">C</text:p>
        </text:list-item>
        <text:list-item>
          <text:p text:style-name="P1">D</text:p>
        </text:list-item>
        <text:list-item>
          <text:p text:style-name="P1">D</text:p>
        </text:list-item>
        <text:list-item>
          <text:p text:style-name="P1">A</text:p>
        </text:list-item>
        <text:list-item>
          <text:p text:style-name="P1">B</text:p>
        </text:list-item>
        <text:list-item>
          <text:p text:style-name="P1">D</text:p>
        </text:list-item>
        <text:list-item>
          <text:p text:style-name="P1">D</text:p>
        </text:list-item>
        <text:list-item>
          <text:p text:style-name="P1">D</text:p>
        </text:list-item>
        <text:list-item>
          <text:p text:style-name="P1">B</text:p>
        </text:list-item>
        <text:list-item>
          <text:p text:style-name="P1">B</text:p>
        </text:list-item>
        <text:list-item>
          <text:p text:style-name="P1">D</text:p>
        </text:list-item>
        <text:list-item>
          <text:p text:style-name="P1">B</text:p>
        </text:list-item>
        <text:list-item>
          <text:p text:style-name="P3">B</text:p>
        </text:list-item>
        <text:list-item>
          <text:p text:style-name="P1">D</text:p>
        </text:list-item>
        <text:list-item>
          <text:p text:style-name="P1">D</text:p>
        </text:list-item>
        <text:list-item>
          <text:p text:style-name="P2">A</text:p>
        </text:list-item>
        <text:list-item>
          <text:p text:style-name="P2">B</text:p>
        </text:list-item>
        <text:list-item>
          <text:p text:style-name="P2">A</text:p>
        </text:list-item>
        <text:list-item>
          <text:p text:style-name="P2">C</text:p>
        </text:list-item>
        <text:list-item>
          <text:p text:style-name="P2">B</text:p>
        </text:list-item>
        <text:list-item>
          <text:p text:style-name="P2">A</text:p>
        </text:list-item>
        <text:list-item>
          <text:p text:style-name="P3">C</text:p>
        </text:list-item>
        <text:list-item>
          <text:p text:style-name="P3">B</text:p>
        </text:list-item>
        <text:list-item>
          <text:p text:style-name="P3">C</text:p>
        </text:list-item>
        <text:list-item>
          <text:p text:style-name="P3">C</text:p>
        </text:list-item>
        <text:list-item>
          <text:p text:style-name="P3">C</text:p>
        </text:list-item>
        <text:list-item>
          <text:p text:style-name="P3">D</text:p>
        </text:list-item>
        <text:list-item>
          <text:p text:style-name="P4">A</text:p>
        </text:list-item>
        <text:list-item>
          <text:p text:style-name="P4">A</text:p>
        </text:list-item>
        <text:list-item>
          <text:p text:style-name="P4">B</text:p>
        </text:list-item>
        <text:list-item>
          <text:p text:style-name="P4">D</text:p>
        </text:list-item>
        <text:list-item>
          <text:p text:style-name="P4">C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6">B</text:p>
        </text:list-item>
        <text:list-item>
          <text:p text:style-name="P7"><text:span text:style-name="T1">B</text:span></text:p>
        </text:list-item>
        <text:list-item>
          <text:p text:style-name="P7"><text:span text:style-name="T1">B</text:span></text:p>
        </text:list-item>
        <text:list-item>
          <text:p text:style-name="P7"><text:span text:style-name="T1">C</text:span></text:p>
        </text:list-item>
        <text:list-item>
          <text:p text:style-name="P8"><text:span text:style-name="T1">A</text:span></text:p>
        </text:list-item>
        <text:list-item>
          <text:p text:style-name="P8"><text:span text:style-name="T1">A</text:span></text:p>
        </text:list-item>
        <text:list-item>
          <text:p text:style-name="P8"><text:span text:style-name="T1">B</text:span></text:p>
        </text:list-item>
        <text:list-item>
          <text:p text:style-name="P8"><text:span text:style-name="T1">D</text:span></text:p>
        </text:list-item>
        <text:list-item>
          <text:p text:style-name="P8"><text:span text:style-name="T1">B</text:span></text:p>
        </text:list-item>
        <text:list-item>
          <text:p text:style-name="P8"><text:span text:style-name="T1">D</text:span></text:p>
        </text:list-item>
        <text:list-item>
          <text:p text:style-name="P8"><text:span text:style-name="T1">B</text:span></text:p>
        </text:list-item>
        <text:list-item>
          <text:p text:style-name="P8"><text:span text:style-name="T1">B</text:span></text:p>
        </text:list-item>
        <text:list-item>
          <text:p text:style-name="P9"><text:span text:style-name="T1">A</text:span></text:p>
        </text:list-item>
        <text:list-item>
          <text:p text:style-name="P9"><text:span text:style-name="T1">C</text:span></text:p>
        </text:list-item>
        <text:list-item>
          <text:p text:style-name="P9"><text:span text:style-name="T1">A</text:span></text:p>
        </text:list-item>
        <text:list-item>
          <text:p text:style-name="P10"><text:soft-page-break/><text:span text:style-name="T1">A</text:span></text:p>
        </text:list-item>
        <text:list-item>
          <text:p text:style-name="P11"><text:span text:style-name="T1">C</text:span></text:p>
        </text:list-item>
        <text:list-item>
          <text:p text:style-name="P11"><text:span text:style-name="T1">B</text:span></text:p>
        </text:list-item>
        <text:list-item>
          <text:p text:style-name="P11"><text:span text:style-name="T1">B</text:span></text:p>
        </text:list-item>
        <text:list-item>
          <text:p text:style-name="P11"><text:span text:style-name="T1">D</text:span></text:p>
        </text:list-item>
        <text:list-item>
          <text:p text:style-name="P11"><text:span text:style-name="T1">B</text:span></text:p>
        </text:list-item>
        <text:list-item>
          <text:p text:style-name="P11"><text:span text:style-name="T1">C</text:span></text:p>
        </text:list-item>
        <text:list-item>
          <text:p text:style-name="P11"><text:span text:style-name="T1">C</text:span></text:p>
        </text:list-item>
        <text:list-item>
          <text:p text:style-name="P11"><text:span text:style-name="T1">D</text:span></text:p>
        </text:list-item>
        <text:list-item>
          <text:p text:style-name="P11"><text:span text:style-name="T1">D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e4c1d" officeooo:paragraph-rsid="001e4c1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NTOR SST PG 51 - 5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07:31:47.008079791</meta:creation-date>
    <dc:date>2020-04-17T09:30:50.420201713</dc:date>
    <meta:editing-duration>PT27M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1" meta:word-count="126" meta:character-count="252" meta:non-whitespace-character-count="247"/>
  </office:meta>
</office:document-meta>
</file>